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pr1" style:family="presentation" style:parent-style-name="BezealyBox-subtitle">
      <style:graphic-properties draw:fill-color="#ffffff" fo:min-height="15.824cm"/>
    </style:style>
    <style:style style:name="pr2" style:family="presentation" style:parent-style-name="BezealyBox-notes">
      <style:graphic-properties draw:fill-color="#ffffff" draw:auto-grow-height="true" fo:min-height="12.572cm"/>
    </style:style>
    <style:style style:name="pr3" style:family="presentation" style:parent-style-name="BezealyBox-title">
      <style:graphic-properties fo:min-height="1.905cm"/>
    </style:style>
    <style:style style:name="pr4" style:family="presentation" style:parent-style-name="BezealyBox-outline1">
      <style:graphic-properties fo:min-height="13.61cm"/>
    </style:style>
    <style:style style:name="P1" style:family="paragraph">
      <style:paragraph-properties fo:text-align="center"/>
    </style:style>
    <style:style style:name="P2" style:family="paragraph">
      <style:text-properties fo:font-size="8pt" style:font-size-asian="8pt" style:font-size-complex="8pt"/>
    </style:style>
    <style:style style:name="P3" style:family="paragraph">
      <style:text-properties fo:font-size="32pt"/>
    </style:style>
    <style:style style:name="P4" style:family="paragraph">
      <style:text-properties fo:font-size="20pt"/>
    </style:style>
    <style:style style:name="P5" style:family="paragraph">
      <style:text-properties style:font-name="Trebuchet MS" fo:font-size="40pt" fo:font-weight="bold" style:font-size-asian="40pt" style:font-weight-asian="bold" style:font-size-complex="40pt" style:font-weight-complex="bold"/>
    </style:style>
    <style:style style:name="P6" style:family="paragraph">
      <style:text-properties style:font-name="Trebuchet MS" fo:font-size="26pt" style:font-size-asian="26pt" style:font-size-complex="26pt"/>
    </style:style>
    <style:style style:name="P7" style:family="paragraph">
      <style:text-properties fo:color="#000000" style:font-name="Trebuchet MS" fo:font-size="26pt" style:font-size-asian="26pt" style:font-size-complex="26pt"/>
    </style:style>
    <style:style style:name="T1" style:family="text">
      <style:text-properties fo:font-size="8pt" style:font-size-asian="8pt" style:font-size-complex="8pt"/>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32pt" style:font-size-asian="32pt" style:font-size-complex="32pt"/>
    </style:style>
    <style:style style:name="T4" style:family="text">
      <style:text-properties fo:font-size="24pt" style:font-size-asian="24pt" style:font-size-complex="24pt"/>
    </style:style>
    <style:style style:name="T5" style:family="text">
      <style:text-properties fo:font-size="32pt" fo:font-weight="bold" style:font-weight-asian="bold" style:font-weight-complex="bold"/>
    </style:style>
    <style:style style:name="T6" style:family="text">
      <style:text-properties fo:font-size="40pt" style:font-size-asian="40pt" style:font-size-complex="40pt"/>
    </style:style>
    <style:style style:name="T7" style:family="text">
      <style:text-properties fo:font-size="32pt"/>
    </style:style>
    <style:style style:name="T8" style:family="text">
      <style:text-properties style:font-name="Trebuchet MS" fo:font-size="40pt" fo:font-weight="bold" style:font-size-asian="40pt" style:font-weight-asian="bold" style:font-size-complex="40pt" style:font-weight-complex="bold"/>
    </style:style>
    <style:style style:name="T9" style:family="text">
      <style:text-properties style:font-name="Trebuchet MS" fo:font-size="26pt" style:font-size-asian="26pt" style:font-size-complex="26pt"/>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font-name="Times New Roman" fo:font-size="60pt" style:font-size-asian="60pt" style:font-size-complex="60pt"/>
    </style:style>
    <style:style style:name="T12" style:family="text">
      <style:text-properties fo:color="#0000ff"/>
    </style:style>
    <style:style style:name="T13" style:family="text">
      <style:text-properties fo:color="#ff0000"/>
    </style:style>
    <style:style style:name="T14" style:family="text">
      <style:text-properties fo:color="#000000"/>
    </style:style>
    <style:style style:name="T15" style:family="text">
      <style:text-properties fo:color="#000000"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zealyBox" presentation:presentation-page-layout-name="AL1T32">
        <office:forms form:automatic-focus="false" form:apply-design-mode="false"/>
        <draw:custom-shape draw:style-name="gr1" draw:text-style-name="P1" draw:layer="layout" svg:width="24.13cm" svg:height="18.415cm" svg:x="1.905cm" svg:y="1.27cm">
          <text:p/>
          <draw:enhanced-geometry svg:viewBox="0 0 21600 21600" draw:mirror-horizontal="false" draw:mirror-vertical="false" draw:type="rectangle" draw:enhanced-path="M 0 0 L 21600 0 21600 21600 0 21600 0 0 Z N"/>
        </draw:custom-shape>
        <draw:frame draw:style-name="gr2" draw:text-style-name="P2" draw:layer="layout" svg:width="4.477cm" svg:height="0.573cm" svg:x="1.905cm" svg:y="19.05cm">
          <draw:text-box>
            <text:p><text:span text:style-name="T1">Copyright ©2014, Bob Hancock</text:span></text:p>
          </draw:text-box>
        </draw:frame>
        <draw:frame presentation:style-name="pr1" draw:layer="layout" svg:width="19.561cm" svg:height="15.824cm" svg:x="4.252cm" svg:y="3.383cm" presentation:class="subtitle" presentation:user-transformed="true">
          <draw:text-box>
            <text:p><text:span text:style-name="T2">Analyzing Python Performance</text:span></text:p>
            <text:p/>
            <text:p><text:span text:style-name="T3"/></text:p>
            <text:p><text:span text:style-name="T3"/></text:p>
            <text:p><text:span text:style-name="T3">Bob Hancock</text:span></text:p>
            <text:p><text:span text:style-name="T4"/></text:p>
            <text:p><text:span text:style-name="T4">hancock.robert@gmail.com</text:span></text:p>
            <text:p><text:span text:style-name="T4"/></text:p>
            <text:p/>
            <text:p/>
            <text:p/>
            <text:p/>
            <text:p/>
          </draw:text-box>
        </draw:frame>
        <presentation:notes draw:style-name="dp2">
          <draw:page-thumbnail draw:style-name="gr3"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BezealyBox" presentation:presentation-page-layout-name="AL1T32">
        <office:forms form:automatic-focus="false" form:apply-design-mode="false"/>
        <draw:custom-shape draw:style-name="gr1" draw:text-style-name="P1" draw:layer="layout" svg:width="24.13cm" svg:height="18.415cm" svg:x="1.905cm" svg:y="1.27cm">
          <text:p/>
          <draw:enhanced-geometry svg:viewBox="0 0 21600 21600" draw:mirror-horizontal="false" draw:mirror-vertical="false" draw:type="rectangle" draw:enhanced-path="M 0 0 L 21600 0 21600 21600 0 21600 0 0 Z N"/>
        </draw:custom-shape>
        <draw:frame draw:style-name="gr2" draw:text-style-name="P2" draw:layer="layout" svg:width="4.477cm" svg:height="0.573cm" svg:x="1.905cm" svg:y="19.05cm">
          <draw:text-box>
            <text:p><text:span text:style-name="T1">Copyright ©2014 <text:s/>Bob Hancock</text:span></text:p>
          </draw:text-box>
        </draw:frame>
        <draw:frame presentation:style-name="pr1" draw:text-style-name="P3" draw:layer="layout" svg:width="19.561cm" svg:height="15.824cm" svg:x="4.252cm" svg:y="2.783cm" presentation:class="subtitle" presentation:user-transformed="true">
          <draw:text-box>
            <text:p><text:span text:style-name="T5"/></text:p>
            <text:p><text:span text:style-name="T6">Section I</text:span><text:span text:style-name="T6"><text:line-break/></text:span><text:span text:style-name="T6"><text:line-break/></text:span><text:span text:style-name="T6">Measure</text:span></text:p>
            <text:p><text:span text:style-name="T4"/></text:p>
            <text:p><text:span text:style-name="T4"/></text:p>
            <text:p><text:span text:style-name="T7"/></text:p>
          </draw:text-box>
        </draw:frame>
        <presentation:notes draw:style-name="dp2">
          <draw:page-thumbnail draw:style-name="gr3" draw:layer="layout" svg:width="13.968cm" svg:height="10.476cm" svg:x="3.8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Measure</text:span></text:p>
          </draw:text-box>
        </draw:frame>
        <draw:frame presentation:style-name="pr4" draw:text-style-name="P6" draw:layer="layout" svg:width="22.86cm" svg:height="14.605cm" svg:x="2.54cm" svg:y="4.445cm" presentation:class="outline" presentation:user-transformed="true">
          <draw:text-box>
            <text:list text:style-name="L2">
              <text:list-header>
                <text:p><text:span text:style-name="T9"/></text:p>
              </text:list-header>
              <text:list-item>
                <text:p><text:span text:style-name="T9">If you didn't measure it, it didn't happen.</text:span></text:p>
              </text:list-item>
              <text:list-item>
                <text:p><text:span text:style-name="T9">Never trust your instincts.</text:span></text:p>
              </text:list-item>
              <text:list-item>
                <text:p><text:span text:style-name="T9">Is it reproducible?</text:span></text:p>
              </text:list-item>
              <text:list-item>
                <text:p><text:span text:style-name="T9">What do you measure?</text:span></text:p>
              </text:list-item>
              <text:list-item>
                <text:p><text:span text:style-name="T9">How do you measure?</text:span></text:p>
              </text:list-item>
              <text:list-item>
                <text:p><text:span text:style-name="T9">Why do you measure?</text:span></text:p>
                <text:p><text:span text:style-name="T9"/></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BezealyBox" presentation:presentation-page-layout-name="AL1T32">
        <office:forms form:automatic-focus="false" form:apply-design-mode="false"/>
        <draw:custom-shape draw:style-name="gr1" draw:text-style-name="P1" draw:layer="layout" svg:width="24.13cm" svg:height="18.415cm" svg:x="1.905cm" svg:y="1.27cm">
          <text:p/>
          <draw:enhanced-geometry svg:viewBox="0 0 21600 21600" draw:mirror-horizontal="false" draw:mirror-vertical="false" draw:type="rectangle" draw:enhanced-path="M 0 0 L 21600 0 21600 21600 0 21600 0 0 Z N"/>
        </draw:custom-shape>
        <draw:frame draw:style-name="gr2" draw:text-style-name="P2" draw:layer="layout" svg:width="4.477cm" svg:height="0.573cm" svg:x="1.905cm" svg:y="19.05cm">
          <draw:text-box>
            <text:p><text:span text:style-name="T1">Copyright ©2014 <text:s/>Bob Hancock</text:span></text:p>
          </draw:text-box>
        </draw:frame>
        <draw:frame presentation:style-name="pr1" draw:text-style-name="P3" draw:layer="layout" svg:width="19.561cm" svg:height="15.824cm" svg:x="4.252cm" svg:y="2.783cm" presentation:class="subtitle" presentation:user-transformed="true">
          <draw:text-box>
            <text:p><text:span text:style-name="T5"/></text:p>
            <text:p><text:span text:style-name="T6">Section 2</text:span><text:span text:style-name="T6"><text:line-break/></text:span><text:span text:style-name="T6"><text:line-break/></text:span><text:span text:style-name="T6">Runtime</text:span></text:p>
            <text:p><text:span text:style-name="T4"/></text:p>
            <text:p><text:span text:style-name="T4"/></text:p>
            <text:p><text:span text:style-name="T7"/></text:p>
          </draw:text-box>
        </draw:frame>
        <presentation:notes draw:style-name="dp2">
          <draw:page-thumbnail draw:style-name="gr3" draw:layer="layout" svg:width="13.968cm" svg:height="10.476cm" svg:x="3.8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What is the runtime?</text:span></text:p>
          </draw:text-box>
        </draw:frame>
        <draw:frame presentation:style-name="pr4" draw:text-style-name="P6" draw:layer="layout" svg:width="22.86cm" svg:height="14.605cm" svg:x="2.54cm" svg:y="4.445cm" presentation:class="outline" presentation:user-transformed="true">
          <draw:text-box>
            <text:list text:style-name="L2">
              <text:list-item>
                <text:p>How long does it take in <text:span text:style-name="T10">real</text:span> time?</text:p>
                <text:p/>
                <text:p>time python myprogram.py</text:p>
                <text:p>real <text:s text:c="3"/>0m1.028s</text:p>
                <text:p>user <text:s text:c="3"/>0m0.001s</text:p>
                <text:p>sys <text:s text:c="4"/>0m0.003s</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UNIX time</text:span></text:p>
          </draw:text-box>
        </draw:frame>
        <draw:frame presentation:style-name="pr4" draw:text-style-name="P6" draw:layer="layout" svg:width="22.86cm" svg:height="14.605cm" svg:x="2.54cm" svg:y="4.445cm" presentation:class="outline" presentation:user-transformed="true">
          <draw:text-box>
            <text:list text:style-name="L2">
              <text:list-item>
                <text:p>real time – the actual (clock) elapsed time.</text:p>
                <text:p/>
              </text:list-item>
              <text:list-item>
                <text:p>user – the amount of time the program spent in user mode.</text:p>
                <text:p/>
              </text:list-item>
              <text:list-item>
                <text:p>sys – the amount of time the program spent in <text:s/>kernel mode.</text:p>
                <text:p/>
                <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Approximate cpu cycles</text:span></text:p>
          </draw:text-box>
        </draw:frame>
        <draw:frame presentation:style-name="pr4" draw:text-style-name="P6" draw:layer="layout" svg:width="22.86cm" svg:height="14.605cm" svg:x="2.54cm" svg:y="4.445cm" presentation:class="outline" presentation:user-transformed="true">
          <draw:text-box>
            <text:list text:style-name="L2">
              <text:list-header>
                <text:p text:style-name="P1"><text:span text:style-name="T11">cpu cycles = sys + user</text:span></text:p>
                <text:p/>
              </text:list-header>
              <text:list-item>
                <text:p>Adding these two values gives you an approximation of cpu cycles.</text:p>
              </text:list-item>
              <text:list-item>
                <text:p>If cpu cycles &lt; real time then it is an indicator then you want to investigate the IO waits.</text:p>
                <text:p/>
                <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1" draw:master-page-name="BezealyBox" presentation:presentation-page-layout-name="AL1T32">
        <office:forms form:automatic-focus="false" form:apply-design-mode="false"/>
        <draw:custom-shape draw:style-name="gr1" draw:text-style-name="P1" draw:layer="layout" svg:width="24.13cm" svg:height="18.415cm" svg:x="1.905cm" svg:y="1.27cm">
          <text:p/>
          <draw:enhanced-geometry svg:viewBox="0 0 21600 21600" draw:mirror-horizontal="false" draw:mirror-vertical="false" draw:type="rectangle" draw:enhanced-path="M 0 0 L 21600 0 21600 21600 0 21600 0 0 Z N"/>
        </draw:custom-shape>
        <draw:frame draw:style-name="gr2" draw:text-style-name="P2" draw:layer="layout" svg:width="4.477cm" svg:height="0.573cm" svg:x="1.905cm" svg:y="19.05cm">
          <draw:text-box>
            <text:p><text:span text:style-name="T1">Copyright ©2014 <text:s/>Bob Hancock</text:span></text:p>
          </draw:text-box>
        </draw:frame>
        <draw:frame presentation:style-name="pr1" draw:text-style-name="P3" draw:layer="layout" svg:width="19.561cm" svg:height="15.824cm" svg:x="4.252cm" svg:y="2.783cm" presentation:class="subtitle" presentation:user-transformed="true">
          <draw:text-box>
            <text:p><text:span text:style-name="T5"/></text:p>
            <text:p><text:span text:style-name="T6">Section 3</text:span><text:span text:style-name="T6"><text:line-break/></text:span><text:span text:style-name="T6"><text:line-break/></text:span><text:span text:style-name="T6">Profile</text:span></text:p>
            <text:p><text:span text:style-name="T4"/></text:p>
            <text:p><text:span text:style-name="T4"/></text:p>
            <text:p><text:span text:style-name="T7"/></text:p>
          </draw:text-box>
        </draw:frame>
        <presentation:notes draw:style-name="dp2">
          <draw:page-thumbnail draw:style-name="gr3" draw:layer="layout" svg:width="13.968cm" svg:height="10.476cm" svg:x="3.81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page9"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cProfile</text:span></text:p>
          </draw:text-box>
        </draw:frame>
        <draw:frame presentation:style-name="pr4" draw:text-style-name="P6" draw:layer="layout" svg:width="22.86cm" svg:height="14.605cm" svg:x="2.54cm" svg:y="4.445cm" presentation:class="outline" presentation:user-transformed="true">
          <draw:text-box>
            <text:list text:style-name="L2">
              <text:list-item>
                <text:p>The profiler written in C for functions.</text:p>
              </text:list-item>
              <text:list-item>
                <text:p>ncalls – number of calls</text:p>
              </text:list-item>
              <text:list-item>
                <text:p>tottime – total time in a function, excluding sub-functions</text:p>
              </text:list-item>
              <text:list-item>
                <text:p>percall – tottime / ncalls</text:p>
              </text:list-item>
              <text:list-item>
                <text:p>cumtime – time in this function and sub-functions.</text:p>
              </text:list-item>
              <text:list-item>
                <text:p>percall – cumtime / primitive calls</text:p>
                <text:p><text:span text:style-name="T12"/></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cProfile</text:span></text:p>
          </draw:text-box>
        </draw:frame>
        <draw:frame presentation:style-name="pr4" draw:text-style-name="P6" draw:layer="layout" svg:width="22.86cm" svg:height="14.605cm" svg:x="2.54cm" svg:y="4.445cm" presentation:class="outline" presentation:user-transformed="true">
          <draw:text-box>
            <text:list text:style-name="L2">
              <text:list-header>
                <text:p><text:s/>126491937 function calls (41 primitive calls) in 38.119 seconds</text:p>
                <text:p><text:s text:c="3"/>Ordered by: standard name</text:p>
                <text:p/>
                <text:p><text:s text:c="3"/><text:span text:style-name="T13">ncalls <text:s/>tottime <text:s/>percall <text:s/>cumtime <text:s/>percall filename:lineno(function</text:span>)</text:p>
                <text:p><text:s text:c="8"/>1 <text:s text:c="3"/>0.000 <text:s text:c="3"/>0.000 <text:s text:c="2"/>38.119 <text:s text:c="2"/>38.119 fibonacci.py:11(main)</text:p>
                <text:p><text:s text:c="8"/>1 <text:s text:c="3"/>0.000 <text:s text:c="3"/>0.000 <text:s text:c="2"/>38.119 <text:s text:c="2"/>38.119 fibonacci.py:2(&lt;module&gt;)</text:p>
                <text:p>126491932/36 <text:s text:c="2"/>38.119 <text:s text:c="3"/>0.000 <text:s text:c="2"/>38.119 <text:s text:c="3"/>1.059 fibonacci.py:6(fib)</text:p>
                <text:p><text:s text:c="8"/>1 <text:s text:c="3"/>0.000 <text:s text:c="3"/>0.000 <text:s text:c="3"/>0.000 <text:s text:c="3"/>0.000 memo.py:1(&lt;module&gt;)</text:p>
                <text:p><text:s text:c="8"/>1 <text:s text:c="3"/>0.000 <text:s text:c="3"/>0.000 <text:s text:c="3"/>0.000 <text:s text:c="3"/>0.000 {len}</text:p>
                <text:p><text:s text:c="8"/>1 <text:s text:c="3"/>0.000 <text:s text:c="3"/>0.000 <text:s text:c="3"/>0.000 <text:s text:c="3"/>0.000 {method 'disable' of</text:p>
                <text:p><text:s text:c="64"/>'_lsprof.Profiler' objects}</text:p>
              </text:list-header>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page11" draw:style-name="dp1" draw:master-page-name="BezealyBox" presentation:presentation-page-layout-name="AL1T32">
        <office:forms form:automatic-focus="false" form:apply-design-mode="false"/>
        <draw:custom-shape draw:style-name="gr1" draw:text-style-name="P1" draw:layer="layout" svg:width="24.13cm" svg:height="18.415cm" svg:x="1.905cm" svg:y="1.27cm">
          <text:p/>
          <draw:enhanced-geometry svg:viewBox="0 0 21600 21600" draw:mirror-horizontal="false" draw:mirror-vertical="false" draw:type="rectangle" draw:enhanced-path="M 0 0 L 21600 0 21600 21600 0 21600 0 0 Z N"/>
        </draw:custom-shape>
        <draw:frame draw:style-name="gr2" draw:text-style-name="P2" draw:layer="layout" svg:width="4.477cm" svg:height="0.573cm" svg:x="1.905cm" svg:y="19.05cm">
          <draw:text-box>
            <text:p><text:span text:style-name="T1">Copyright ©2014 <text:s/>Bob Hancock</text:span></text:p>
          </draw:text-box>
        </draw:frame>
        <draw:frame presentation:style-name="pr1" draw:text-style-name="P3" draw:layer="layout" svg:width="19.561cm" svg:height="15.824cm" svg:x="4.252cm" svg:y="2.783cm" presentation:class="subtitle" presentation:user-transformed="true">
          <draw:text-box>
            <text:p><text:span text:style-name="T5"/></text:p>
            <text:p><text:span text:style-name="T6">Section 4</text:span><text:span text:style-name="T6"><text:line-break/></text:span><text:span text:style-name="T6"><text:line-break/></text:span><text:span text:style-name="T6">Instrumentation</text:span></text:p>
            <text:p><text:span text:style-name="T4"/></text:p>
            <text:p><text:span text:style-name="T4"/></text:p>
            <text:p><text:span text:style-name="T7"/></text:p>
          </draw:text-box>
        </draw:frame>
        <presentation:notes draw:style-name="dp2">
          <draw:page-thumbnail draw:style-name="gr3" draw:layer="layout" svg:width="13.968cm" svg:height="10.476cm" svg:x="3.81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Instrumentation</text:span></text:p>
          </draw:text-box>
        </draw:frame>
        <draw:frame presentation:style-name="pr4" draw:text-style-name="P6" draw:layer="layout" svg:width="22.86cm" svg:height="14.605cm" svg:x="2.54cm" svg:y="4.445cm" presentation:class="outline" presentation:user-transformed="true">
          <draw:text-box>
            <text:list text:style-name="L2">
              <text:list-item>
                <text:p>Code instructions that allow you to measure and monitor execution performance.</text:p>
              </text:list-item>
              <text:list-item>
                <text:p>Minimal intrusion versus logging.</text:p>
              </text:list-item>
              <text:list-item>
                <text:p>Start with time()</text:p>
                <text:p/>
                <text:p><text:span text:style-name="T12">...profile/timer_example.py</text:span></text:p>
                <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draw:page draw:name="page13"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Context Manager</text:span></text:p>
          </draw:text-box>
        </draw:frame>
        <draw:frame presentation:style-name="pr4" draw:text-style-name="P6" draw:layer="layout" svg:width="22.86cm" svg:height="14.605cm" svg:x="2.54cm" svg:y="4.445cm" presentation:class="outline" presentation:user-transformed="true">
          <draw:text-box>
            <text:list text:style-name="L2">
              <text:list-item>
                <text:p>Context managers allow you to wrap sections of code.</text:p>
              </text:list-item>
              <text:list-item>
                <text:p>Minimal intrusion</text:p>
                <text:p/>
                <text:p><text:span text:style-name="T12">…</text:span><text:span text:style-name="T12">/modules/profile/timer.py</text:span></text:p>
                <text:p/>
                <text:p/>
                <text:p><text:span text:style-name="T12"><text:a xlink:href="https://docs.python.org/2.7/reference/datamodel.html#context-managers" xlink:type="simple">https://docs.python.org/2.7/reference/datamodel.html#context-managers</text:a></text:span></text:p>
                <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13" presentation:class="page"/>
          <draw:frame presentation:style-name="pr2" draw:text-style-name="P4" draw:layer="layout" svg:width="17.271cm" svg:height="12.572cm" svg:x="2.159cm" svg:y="13.271cm" presentation:class="notes" presentation:placeholder="true">
            <draw:text-box/>
          </draw:frame>
        </presentation:notes>
      </draw:page>
      <draw:page draw:name="page14" draw:style-name="dp1" draw:master-page-name="BezealyBox" presentation:presentation-page-layout-name="AL1T32">
        <office:forms form:automatic-focus="false" form:apply-design-mode="false"/>
        <draw:custom-shape draw:style-name="gr1" draw:text-style-name="P1" draw:layer="layout" svg:width="24.13cm" svg:height="18.415cm" svg:x="1.905cm" svg:y="1.27cm">
          <text:p/>
          <draw:enhanced-geometry svg:viewBox="0 0 21600 21600" draw:mirror-horizontal="false" draw:mirror-vertical="false" draw:type="rectangle" draw:enhanced-path="M 0 0 L 21600 0 21600 21600 0 21600 0 0 Z N"/>
        </draw:custom-shape>
        <draw:frame draw:style-name="gr2" draw:text-style-name="P2" draw:layer="layout" svg:width="4.477cm" svg:height="0.573cm" svg:x="1.905cm" svg:y="19.05cm">
          <draw:text-box>
            <text:p><text:span text:style-name="T1">Copyright ©2014 <text:s/>Bob Hancock</text:span></text:p>
          </draw:text-box>
        </draw:frame>
        <draw:frame presentation:style-name="pr1" draw:text-style-name="P3" draw:layer="layout" svg:width="19.561cm" svg:height="15.824cm" svg:x="4.252cm" svg:y="2.783cm" presentation:class="subtitle" presentation:user-transformed="true">
          <draw:text-box>
            <text:p><text:span text:style-name="T5"/></text:p>
            <text:p><text:span text:style-name="T6">Section 5</text:span><text:span text:style-name="T6"><text:line-break/></text:span><text:span text:style-name="T6"><text:line-break/></text:span><text:span text:style-name="T6">Hotspots</text:span></text:p>
            <text:p><text:span text:style-name="T4"/></text:p>
            <text:p><text:span text:style-name="T4"/></text:p>
            <text:p><text:span text:style-name="T7"/></text:p>
          </draw:text-box>
        </draw:frame>
        <presentation:notes draw:style-name="dp2">
          <draw:page-thumbnail draw:style-name="gr3" draw:layer="layout" svg:width="13.968cm" svg:height="10.476cm" svg:x="3.81cm" svg:y="2.123cm" draw:page-number="14" presentation:class="page"/>
          <draw:frame presentation:style-name="pr2" draw:text-style-name="P4" draw:layer="layout" svg:width="17.271cm" svg:height="12.572cm" svg:x="2.159cm" svg:y="13.271cm" presentation:class="notes" presentation:placeholder="true">
            <draw:text-box/>
          </draw:frame>
        </presentation:notes>
      </draw:page>
      <draw:page draw:name="page15"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Line Profiler</text:span></text:p>
          </draw:text-box>
        </draw:frame>
        <draw:frame presentation:style-name="pr4" draw:text-style-name="P6" draw:layer="layout" svg:width="22.86cm" svg:height="14.605cm" svg:x="2.54cm" svg:y="4.445cm" presentation:class="outline" presentation:user-transformed="true">
          <draw:text-box>
            <text:list text:style-name="L2">
              <text:list-item>
                <text:p>Minimal intrusion and overhead</text:p>
              </text:list-item>
              <text:list-item>
                <text:p>Provides timing on a line by line basis.</text:p>
              </text:list-item>
              <text:list-item>
                <text:p>Allows you to identify hotspots.</text:p>
              </text:list-item>
              <text:list-item>
                <text:p>kernprof.py -l/--line-by-line script_to_profile.py</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15" presentation:class="page"/>
          <draw:frame presentation:style-name="pr2" draw:text-style-name="P4" draw:layer="layout" svg:width="17.271cm" svg:height="12.572cm" svg:x="2.159cm" svg:y="13.271cm" presentation:class="notes" presentation:placeholder="true">
            <draw:text-box/>
          </draw:frame>
        </presentation:notes>
      </draw:page>
      <draw:page draw:name="page16"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Output</text:span></text:p>
          </draw:text-box>
        </draw:frame>
        <draw:frame presentation:style-name="pr4" draw:text-style-name="P6" draw:layer="layout" svg:width="22.86cm" svg:height="14.605cm" svg:x="2.54cm" svg:y="3.845cm" presentation:class="outline" presentation:user-transformed="true">
          <draw:text-box>
            <text:list text:style-name="L2">
              <text:list-header>
                <text:p>Timer unit: 1e-06 s</text:p>
              </text:list-header>
              <text:list-item>
                <text:p/>
              </text:list-item>
              <text:list-item>
                <text:p>File: pystone.py</text:p>
              </text:list-item>
              <text:list-item>
                <text:p>Function: Proc2 at line 149</text:p>
              </text:list-item>
              <text:list-item>
                <text:p>Total time: 0.606656 s</text:p>
              </text:list-item>
              <text:list-item>
                <text:p/>
              </text:list-item>
              <text:list-item>
                <text:p>Line # <text:s text:c="5"/>Hits <text:s text:c="8"/>Time <text:s/>Per Hit <text:s text:c="2"/>% Time <text:s/>Line Contents</text:p>
              </text:list-item>
              <text:list-item>
                <text:p>==============================================================</text:p>
              </text:list-item>
              <text:list-item>
                <text:p><text:s text:c="3"/>149 <text:s text:c="42"/>@profile</text:p>
              </text:list-item>
              <text:list-item>
                <text:p><text:s text:c="3"/>150 <text:s text:c="42"/>def Proc2(IntParIO):</text:p>
              </text:list-item>
              <text:list-item>
                <text:p><text:s text:c="3"/>151 <text:s text:c="4"/>50000 <text:s text:c="7"/>82003 <text:s text:c="5"/>1.6 <text:s text:c="4"/>13.5 <text:s text:c="5"/>IntLoc = IntParIO + 10</text:p>
              </text:list-item>
              <text:list-item>
                <text:p><text:s text:c="3"/>152 <text:s text:c="4"/>50000 <text:s text:c="7"/>63162 <text:s text:c="5"/>1.3 <text:s text:c="4"/>10.4 <text:s text:c="5"/>while 1:</text:p>
              </text:list-item>
              <text:list-item>
                <text:p><text:s text:c="3"/>153 <text:s text:c="4"/>50000 <text:s text:c="7"/>69065 <text:s text:c="5"/>1.4 <text:s text:c="4"/>11.4 <text:s text:c="9"/>if Char1Glob == 'A':</text:p>
              </text:list-item>
              <text:list-item>
                <text:p><text:s text:c="3"/>154 <text:s text:c="4"/>50000 <text:s text:c="7"/>66354 <text:s text:c="5"/>1.3 <text:s text:c="4"/>10.9 <text:s text:c="13"/>IntLoc = IntLoc - 1</text:p>
              </text:list-item>
              <text:list-item>
                <text:p><text:s text:c="3"/>155 <text:s text:c="4"/>50000 <text:s text:c="7"/>67263 <text:s text:c="5"/>1.3 <text:s text:c="4"/>11.1 <text:s text:c="13"/>IntParIO = IntLoc - IntGlob</text:p>
              </text:list-item>
              <text:list-item>
                <text:p><text:s text:c="3"/>156 <text:s text:c="4"/>50000 <text:s text:c="7"/>65494 <text:s text:c="5"/>1.3 <text:s text:c="4"/>10.8 <text:s text:c="13"/>EnumLoc = Ident1</text:p>
              </text:list-item>
              <text:list-item>
                <text:p><text:s text:c="3"/>157 <text:s text:c="4"/>50000 <text:s text:c="7"/>68001 <text:s text:c="5"/>1.4 <text:s text:c="4"/>11.2 <text:s text:c="9"/>if EnumLoc == Ident1:</text:p>
              </text:list-item>
              <text:list-item>
                <text:p><text:s text:c="3"/>158 <text:s text:c="4"/>50000 <text:s text:c="7"/>63739 <text:s text:c="5"/>1.3 <text:s text:c="4"/>10.5 <text:s text:c="13"/>break</text:p>
              </text:list-item>
              <text:list-item>
                <text:p><text:s text:c="3"/>159 <text:s text:c="4"/>50000 <text:s text:c="7"/>61575 <text:s text:c="5"/>1.2 <text:s text:c="4"/>10.1 <text:s text:c="5"/>return IntParIO</text:p>
                <text:p/>
                <text:p/>
                <text:p><text:span text:style-name="T12"/></text:p>
                <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16" presentation:class="page"/>
          <draw:frame presentation:style-name="pr2" draw:text-style-name="P4" draw:layer="layout" svg:width="17.271cm" svg:height="12.572cm" svg:x="2.159cm" svg:y="13.271cm" presentation:class="notes" presentation:placeholder="true">
            <draw:text-box/>
          </draw:frame>
        </presentation:notes>
      </draw:page>
      <draw:page draw:name="page17"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Line Profiler Columns</text:span></text:p>
          </draw:text-box>
        </draw:frame>
        <draw:frame presentation:style-name="pr4" draw:text-style-name="P6" draw:layer="layout" svg:width="22.86cm" svg:height="14.605cm" svg:x="2.54cm" svg:y="4.445cm" presentation:class="outline" presentation:user-transformed="true">
          <draw:text-box>
            <text:list text:style-name="L2">
              <text:list-item>
                <text:p><text:span text:style-name="T3">Line #: The line number in the file.</text:span></text:p>
              </text:list-item>
              <text:list-item>
                <text:p><text:span text:style-name="T3">Hits: The number of times that line was executed.</text:span></text:p>
              </text:list-item>
              <text:list-item>
                <text:p><text:span text:style-name="T3">Time: The total amount of time spent executing the line in the timer's units. In the header information before the tables, you will see a line "Timer unit:" giving the conversion factor to seconds. It may be different on different systems.</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17" presentation:class="page"/>
          <draw:frame presentation:style-name="pr2" draw:text-style-name="P4" draw:layer="layout" svg:width="17.271cm" svg:height="12.572cm" svg:x="2.159cm" svg:y="13.271cm" presentation:class="notes" presentation:placeholder="true">
            <draw:text-box/>
          </draw:frame>
        </presentation:notes>
      </draw:page>
      <draw:page draw:name="page18"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Line Profiler Columns</text:span></text:p>
          </draw:text-box>
        </draw:frame>
        <draw:frame presentation:style-name="pr4" draw:text-style-name="P6" draw:layer="layout" svg:width="22.86cm" svg:height="14.605cm" svg:x="2.54cm" svg:y="4.445cm" presentation:class="outline" presentation:user-transformed="true">
          <draw:text-box>
            <text:list text:style-name="L2">
              <text:list-item>
                <text:p><text:span text:style-name="T3">Per Hit: The average amount of time spent executing the line once in the timer's units.</text:span></text:p>
              </text:list-item>
              <text:list-item>
                <text:p><text:span text:style-name="T3">% Time: The percentage of time spent on that line relative to the total amount of recorded time spent in the function.</text:span></text:p>
              </text:list-item>
              <text:list-item>
                <text:p><text:span text:style-name="T3">Line Contents: The actual source code. Note that this is always read from disk when the formatted results are viewed, not when the code was executed. If you have edited the file in the meantime, the lines will not match up, and the formatter may not even be able to locate the function for display.</text:span></text:p>
                <text:p/>
                <text:p><text:span text:style-name="T12"/></text:p>
                <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18" presentation:class="page"/>
          <draw:frame presentation:style-name="pr2" draw:text-style-name="P4" draw:layer="layout" svg:width="17.271cm" svg:height="12.572cm" svg:x="2.159cm" svg:y="13.271cm" presentation:class="notes" presentation:placeholder="true">
            <draw:text-box/>
          </draw:frame>
        </presentation:notes>
      </draw:page>
      <draw:page draw:name="page19"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Line Profiler Example</text:span></text:p>
          </draw:text-box>
        </draw:frame>
        <draw:frame presentation:style-name="pr4" draw:text-style-name="P6" draw:layer="layout" svg:width="22.86cm" svg:height="14.605cm" svg:x="2.54cm" svg:y="4.445cm" presentation:class="outline" presentation:user-transformed="true">
          <draw:text-box>
            <text:list text:style-name="L2">
              <text:list-item>
                <text:p><text:span text:style-name="T12">prof/sieve.py</text:span></text:p>
                <text:p/>
                <text:p/>
                <text:p><text:span text:style-name="T12"/></text:p>
                <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19" presentation:class="page"/>
          <draw:frame presentation:style-name="pr2" draw:text-style-name="P4" draw:layer="layout" svg:width="17.271cm" svg:height="12.572cm" svg:x="2.159cm" svg:y="13.271cm" presentation:class="notes" presentation:placeholder="true">
            <draw:text-box/>
          </draw:frame>
        </presentation:notes>
      </draw:page>
      <draw:page draw:name="page20" draw:style-name="dp1" draw:master-page-name="BezealyBox" presentation:presentation-page-layout-name="AL1T32">
        <office:forms form:automatic-focus="false" form:apply-design-mode="false"/>
        <draw:custom-shape draw:style-name="gr1" draw:text-style-name="P1" draw:layer="layout" svg:width="24.13cm" svg:height="18.415cm" svg:x="1.905cm" svg:y="1.27cm">
          <text:p/>
          <draw:enhanced-geometry svg:viewBox="0 0 21600 21600" draw:mirror-horizontal="false" draw:mirror-vertical="false" draw:type="rectangle" draw:enhanced-path="M 0 0 L 21600 0 21600 21600 0 21600 0 0 Z N"/>
        </draw:custom-shape>
        <draw:frame draw:style-name="gr2" draw:text-style-name="P2" draw:layer="layout" svg:width="4.477cm" svg:height="0.573cm" svg:x="1.905cm" svg:y="19.05cm">
          <draw:text-box>
            <text:p><text:span text:style-name="T1">Copyright ©2014 <text:s/>Bob Hancock</text:span></text:p>
          </draw:text-box>
        </draw:frame>
        <draw:frame presentation:style-name="pr1" draw:text-style-name="P3" draw:layer="layout" svg:width="19.561cm" svg:height="15.824cm" svg:x="4.252cm" svg:y="2.783cm" presentation:class="subtitle" presentation:user-transformed="true">
          <draw:text-box>
            <text:p><text:span text:style-name="T5"/></text:p>
            <text:p><text:span text:style-name="T6">Section 6</text:span><text:span text:style-name="T6"><text:line-break/></text:span><text:span text:style-name="T6"><text:line-break/></text:span><text:span text:style-name="T6">Memory Profiler</text:span></text:p>
            <text:p><text:span text:style-name="T4"/></text:p>
            <text:p><text:span text:style-name="T4"/></text:p>
            <text:p><text:span text:style-name="T7"/></text:p>
          </draw:text-box>
        </draw:frame>
        <presentation:notes draw:style-name="dp2">
          <draw:page-thumbnail draw:style-name="gr3" draw:layer="layout" svg:width="13.968cm" svg:height="10.476cm" svg:x="3.81cm" svg:y="2.123cm" draw:page-number="20" presentation:class="page"/>
          <draw:frame presentation:style-name="pr2" draw:text-style-name="P4" draw:layer="layout" svg:width="17.271cm" svg:height="12.572cm" svg:x="2.159cm" svg:y="13.271cm" presentation:class="notes" presentation:placeholder="true">
            <draw:text-box/>
          </draw:frame>
        </presentation:notes>
      </draw:page>
      <draw:page draw:name="page21"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What does memory mean in Python?</text:span></text:p>
          </draw:text-box>
        </draw:frame>
        <draw:frame presentation:style-name="pr4" draw:text-style-name="P6" draw:layer="layout" svg:width="22.86cm" svg:height="14.605cm" svg:x="2.54cm" svg:y="4.445cm" presentation:class="outline" presentation:user-transformed="true">
          <draw:text-box>
            <text:list text:style-name="L2">
              <text:list-item>
                <text:p><text:span text:style-name="T14">C/C++/Go execute native code and control memory through system calls.</text:span></text:p>
              </text:list-item>
              <text:list-item>
                <text:p><text:span text:style-name="T14">Python executes byte code via an interpreter written in C.</text:span></text:p>
              </text:list-item>
              <text:list-item>
                <text:p><text:span text:style-name="T14">The interpreter includes memory allocation optimizations. <text:s/>You don't control it directly.</text:span></text:p>
              </text:list-item>
              <text:list-item>
                <text:p><text:span text:style-name="T14">Automatic garbage collection.</text:span></text:p>
              </text:list-item>
              <text:list-item>
                <text:p><text:span text:style-name="T14">What is the GC?</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21" presentation:class="page"/>
          <draw:frame presentation:style-name="pr2" draw:text-style-name="P4" draw:layer="layout" svg:width="17.271cm" svg:height="12.572cm" svg:x="2.159cm" svg:y="13.271cm" presentation:class="notes" presentation:placeholder="true">
            <draw:text-box/>
          </draw:frame>
        </presentation:notes>
      </draw:page>
      <draw:page draw:name="page22"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memory_profiler</text:span></text:p>
          </draw:text-box>
        </draw:frame>
        <draw:frame presentation:style-name="pr4" draw:text-style-name="P6" draw:layer="layout" svg:width="22.86cm" svg:height="14.605cm" svg:x="2.54cm" svg:y="4.445cm" presentation:class="outline" presentation:user-transformed="true">
          <draw:text-box>
            <text:list text:style-name="L2">
              <text:list-item>
                <text:p><text:span text:style-name="T9"><text:s/></text:span><text:span text:style-name="T9">python -m memory_profiler example.py</text:span></text:p>
              </text:list-item>
              <text:list-item>
                <text:p><text:span text:style-name="T9">mprof plot</text:span></text:p>
              </text:list-item>
              <text:list-item>
                <text:p><text:span text:style-name="T9">Works like line profiler.</text:span></text:p>
              </text:list-item>
              <text:list-item>
                <text:p><text:span text:style-name="T9">Files in prof.</text:span></text:p>
                <text:p><text:span text:style-name="T9"/></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22" presentation:class="page"/>
          <draw:frame presentation:style-name="pr2" draw:text-style-name="P4" draw:layer="layout" svg:width="17.271cm" svg:height="12.572cm" svg:x="2.159cm" svg:y="13.271cm" presentation:class="notes" presentation:placeholder="true">
            <draw:text-box/>
          </draw:frame>
        </presentation:notes>
      </draw:page>
      <draw:page draw:name="page23" draw:style-name="dp1" draw:master-page-name="BezealyBox" presentation:presentation-page-layout-name="AL1T32">
        <office:forms form:automatic-focus="false" form:apply-design-mode="false"/>
        <draw:custom-shape draw:style-name="gr1" draw:text-style-name="P1" draw:layer="layout" svg:width="24.13cm" svg:height="18.415cm" svg:x="1.905cm" svg:y="1.27cm">
          <text:p/>
          <draw:enhanced-geometry svg:viewBox="0 0 21600 21600" draw:mirror-horizontal="false" draw:mirror-vertical="false" draw:type="rectangle" draw:enhanced-path="M 0 0 L 21600 0 21600 21600 0 21600 0 0 Z N"/>
        </draw:custom-shape>
        <draw:frame draw:style-name="gr2" draw:text-style-name="P2" draw:layer="layout" svg:width="4.477cm" svg:height="0.573cm" svg:x="1.905cm" svg:y="19.05cm">
          <draw:text-box>
            <text:p><text:span text:style-name="T1">Copyright ©2014 <text:s/>Bob Hancock</text:span></text:p>
          </draw:text-box>
        </draw:frame>
        <draw:frame presentation:style-name="pr1" draw:text-style-name="P3" draw:layer="layout" svg:width="19.561cm" svg:height="15.824cm" svg:x="4.252cm" svg:y="2.783cm" presentation:class="subtitle" presentation:user-transformed="true">
          <draw:text-box>
            <text:p><text:span text:style-name="T5"/></text:p>
            <text:p><text:span text:style-name="T6">Section 7</text:span><text:span text:style-name="T6"><text:line-break/></text:span><text:span text:style-name="T6"><text:line-break/></text:span><text:span text:style-name="T6">Debuggers</text:span></text:p>
            <text:p><text:span text:style-name="T4"/></text:p>
            <text:p><text:span text:style-name="T4"/></text:p>
            <text:p><text:span text:style-name="T7"/></text:p>
          </draw:text-box>
        </draw:frame>
        <presentation:notes draw:style-name="dp2">
          <draw:page-thumbnail draw:style-name="gr3" draw:layer="layout" svg:width="13.968cm" svg:height="10.476cm" svg:x="3.81cm" svg:y="2.123cm" draw:page-number="23" presentation:class="page"/>
          <draw:frame presentation:style-name="pr2" draw:text-style-name="P4" draw:layer="layout" svg:width="17.271cm" svg:height="12.572cm" svg:x="2.159cm" svg:y="13.271cm" presentation:class="notes" presentation:placeholder="true">
            <draw:text-box/>
          </draw:frame>
        </presentation:notes>
      </draw:page>
      <draw:page draw:name="page24"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pdb</text:span></text:p>
          </draw:text-box>
        </draw:frame>
        <draw:frame presentation:style-name="pr4" draw:text-style-name="P6" draw:layer="layout" svg:width="22.86cm" svg:height="14.605cm" svg:x="2.54cm" svg:y="4.445cm" presentation:class="outline" presentation:user-transformed="true">
          <draw:text-box>
            <text:list text:style-name="L2">
              <text:list-item>
                <text:p><text:span text:style-name="T14">The Python line debugger.</text:span></text:p>
              </text:list-item>
              <text:list-item>
                <text:p><text:span text:style-name="T14">Import it at the top of your file.</text:span></text:p>
              </text:list-item>
              <text:list-item>
                <text:p><text:span text:style-name="T14">It is a line oriented debugger like GDB.</text:span></text:p>
              </text:list-item>
              <text:list-item>
                <text:p><text:span text:style-name="T14">Prefer pdb.set_trace() to setting dynamic breakpoints.</text:span></text:p>
              </text:list-item>
              <text:list-item>
                <text:p><text:span text:style-name="T14">This allows you to persist and go back and review your results.</text:span></text:p>
                <text:p><text:span text:style-name="T12">prof/sieve.py</text:span><text:span text:style-name="T14"> </text:span></text:p>
                <text:p><text:span text:style-name="T14"/></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24" presentation:class="page"/>
          <draw:frame presentation:style-name="pr2" draw:text-style-name="P4" draw:layer="layout" svg:width="17.271cm" svg:height="12.572cm" svg:x="2.159cm" svg:y="13.271cm" presentation:class="notes" presentation:placeholder="true">
            <draw:text-box/>
          </draw:frame>
        </presentation:notes>
      </draw:page>
      <draw:page draw:name="page25"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objgraph</text:span></text:p>
          </draw:text-box>
        </draw:frame>
        <draw:frame presentation:style-name="pr4" draw:text-style-name="P6" draw:layer="layout" svg:width="22.86cm" svg:height="14.605cm" svg:x="2.54cm" svg:y="4.445cm" presentation:class="outline" presentation:user-transformed="true">
          <draw:text-box>
            <text:list text:style-name="L2">
              <text:list-item>
                <text:p><text:span text:style-name="T14">Within a pdb session import objgraph.</text:span></text:p>
              </text:list-item>
              <text:list-item>
                <text:p><text:span text:style-name="T14">objgraph.show_most_common_types()</text:span></text:p>
              </text:list-item>
              <text:list-item>
                <text:p><text:span text:style-name="T14"/></text:p>
                <text:p><text:span text:style-name="T14"><text:s/></text:span><text:span text:style-name="T14">x = []</text:span></text:p>
              </text:list-item>
              <text:list-item>
                <text:p><text:span text:style-name="T14">&gt;&gt;&gt; y = [x, [x], dict(x=x)]</text:span></text:p>
              </text:list-item>
              <text:list-item>
                <text:p><text:span text:style-name="T14">&gt;&gt;&gt; import objgraph</text:span></text:p>
              </text:list-item>
              <text:list-item>
                <text:p><text:span text:style-name="T14">&gt;&gt;&gt; objgraph.show_refs([y], filename='sample-graph.png')</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25" presentation:class="page"/>
          <draw:frame presentation:style-name="pr2" draw:text-style-name="P4" draw:layer="layout" svg:width="17.271cm" svg:height="12.572cm" svg:x="2.159cm" svg:y="13.271cm" presentation:class="notes" presentation:placeholder="true">
            <draw:text-box/>
          </draw:frame>
        </presentation:notes>
      </draw:page>
      <draw:page draw:name="page26"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Visual Debuggers</text:span></text:p>
          </draw:text-box>
        </draw:frame>
        <draw:frame presentation:style-name="pr4" draw:text-style-name="P6" draw:layer="layout" svg:width="22.86cm" svg:height="14.605cm" svg:x="2.54cm" svg:y="4.445cm" presentation:class="outline" presentation:user-transformed="true">
          <draw:text-box>
            <text:list text:style-name="L2">
              <text:list-item>
                <text:p><text:span text:style-name="T14">If you are building any large project you will want a visual debugger.</text:span></text:p>
              </text:list-item>
              <text:list-item>
                <text:p><text:span text:style-name="T14">It will save you a lot of time.</text:span></text:p>
              </text:list-item>
              <text:list-item>
                <text:p><text:span text:style-name="T14"><text:a xlink:href="http://www.jetbrains.com/pycharm/" xlink:type="simple">PyCharm</text:a></text:span></text:p>
              </text:list-item>
              <text:list-item>
                <text:p><text:span text:style-name="T14"><text:a xlink:href="http://wingware.com/" xlink:type="simple">Wing</text:a></text:span></text:p>
              </text:list-item>
              <text:list-item>
                <text:p><text:span text:style-name="T14">Let's compare pdb with Wing.</text:span></text:p>
                <text:p><text:span text:style-name="T14"/></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26" presentation:class="page"/>
          <draw:frame presentation:style-name="pr2" draw:text-style-name="P4" draw:layer="layout" svg:width="17.271cm" svg:height="12.572cm" svg:x="2.159cm" svg:y="13.271cm" presentation:class="notes" presentation:placeholder="true">
            <draw:text-box/>
          </draw:frame>
        </presentation:notes>
      </draw:page>
      <draw:page draw:name="page27"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psutil</text:span></text:p>
          </draw:text-box>
        </draw:frame>
        <draw:frame presentation:style-name="pr4" draw:text-style-name="P6" draw:layer="layout" svg:width="22.86cm" svg:height="14.605cm" svg:x="2.54cm" svg:y="4.445cm" presentation:class="outline" presentation:user-transformed="true">
          <draw:text-box>
            <text:list text:style-name="L2">
              <text:list-item>
                <text:p><text:span text:style-name="T14">psutil gives you safe access to low lever system calls.</text:span></text:p>
              </text:list-item>
              <text:list-item>
                <text:p><text:span text:style-name="T14">Used internally by memory_profiler.</text:span></text:p>
              </text:list-item>
              <text:list-item>
                <text:p><text:span text:style-name="T14">You can programmatically kill process.</text:span></text:p>
              </text:list-item>
              <text:list-item>
                <text:p><text:span text:style-name="T14">What happens when you attempt to kill a process? </text:span></text:p>
                <text:p><text:span text:style-name="T14"/></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27" presentation:class="page"/>
          <draw:frame presentation:style-name="pr2" draw:text-style-name="P4" draw:layer="layout" svg:width="17.271cm" svg:height="12.572cm" svg:x="2.159cm" svg:y="13.271cm" presentation:class="notes" presentation:placeholder="true">
            <draw:text-box/>
          </draw:frame>
        </presentation:notes>
      </draw:page>
      <draw:page draw:name="page28"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Lab</text:span></text:p>
          </draw:text-box>
        </draw:frame>
        <draw:frame presentation:style-name="pr4" draw:text-style-name="P6" draw:layer="layout" svg:width="22.86cm" svg:height="14.605cm" svg:x="2.54cm" svg:y="4.445cm" presentation:class="outline" presentation:user-transformed="true">
          <draw:text-box>
            <text:list text:style-name="L2">
              <text:list-item>
                <text:p><text:span text:style-name="T14">Select three Level 1 problem from LAB_PROBLEMS.</text:span></text:p>
              </text:list-item>
              <text:list-item>
                <text:p><text:span text:style-name="T14">Understand the problem.</text:span></text:p>
              </text:list-item>
              <text:list-item>
                <text:p><text:span text:style-name="T14">Craft a solution.</text:span></text:p>
              </text:list-item>
              <text:list-item>
                <text:p><text:span text:style-name="T14">Write a program to solve it.</text:span></text:p>
              </text:list-item>
              <text:list-item>
                <text:p><text:span text:style-name="T14">Debug it if need be.</text:span></text:p>
              </text:list-item>
              <text:list-item>
                <text:p><text:span text:style-name="T14">Ask questions.</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28" presentation:class="page"/>
          <draw:frame presentation:style-name="pr2" draw:text-style-name="P4" draw:layer="layout" svg:width="17.271cm" svg:height="12.572cm" svg:x="2.159cm" svg:y="13.271cm" presentation:class="notes" presentation:placeholder="true">
            <draw:text-box/>
          </draw:frame>
        </presentation:notes>
      </draw:page>
      <draw:page draw:name="page29" draw:style-name="dp1" draw:master-page-name="BezealyBox" presentation:presentation-page-layout-name="AL1T32">
        <office:forms form:automatic-focus="false" form:apply-design-mode="false"/>
        <draw:custom-shape draw:style-name="gr1" draw:text-style-name="P1" draw:layer="layout" svg:width="24.13cm" svg:height="18.415cm" svg:x="1.905cm" svg:y="1.27cm">
          <text:p/>
          <draw:enhanced-geometry svg:viewBox="0 0 21600 21600" draw:mirror-horizontal="false" draw:mirror-vertical="false" draw:type="rectangle" draw:enhanced-path="M 0 0 L 21600 0 21600 21600 0 21600 0 0 Z N"/>
        </draw:custom-shape>
        <draw:frame draw:style-name="gr2" draw:text-style-name="P2" draw:layer="layout" svg:width="4.477cm" svg:height="0.573cm" svg:x="1.905cm" svg:y="19.05cm">
          <draw:text-box>
            <text:p><text:span text:style-name="T1">Copyright ©2014 <text:s/>Bob Hancock</text:span></text:p>
          </draw:text-box>
        </draw:frame>
        <draw:frame presentation:style-name="pr1" draw:text-style-name="P3" draw:layer="layout" svg:width="19.561cm" svg:height="15.824cm" svg:x="4.252cm" svg:y="2.783cm" presentation:class="subtitle" presentation:user-transformed="true">
          <draw:text-box>
            <text:p><text:span text:style-name="T5"/></text:p>
            <text:p><text:span text:style-name="T6">Section 8</text:span><text:span text:style-name="T6"><text:line-break/></text:span><text:span text:style-name="T6"><text:line-break/></text:span><text:span text:style-name="T6">Optimizations</text:span></text:p>
            <text:p><text:span text:style-name="T4"/></text:p>
            <text:p><text:span text:style-name="T4"/></text:p>
            <text:p><text:span text:style-name="T7"/></text:p>
          </draw:text-box>
        </draw:frame>
        <presentation:notes draw:style-name="dp2">
          <draw:page-thumbnail draw:style-name="gr3" draw:layer="layout" svg:width="13.968cm" svg:height="10.476cm" svg:x="3.81cm" svg:y="2.123cm" draw:page-number="29" presentation:class="page"/>
          <draw:frame presentation:style-name="pr2" draw:text-style-name="P4" draw:layer="layout" svg:width="17.271cm" svg:height="12.572cm" svg:x="2.159cm" svg:y="13.271cm" presentation:class="notes" presentation:placeholder="true">
            <draw:text-box/>
          </draw:frame>
        </presentation:notes>
      </draw:page>
      <draw:page draw:name="page30"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Avoid the Dot Operator</text:span></text:p>
          </draw:text-box>
        </draw:frame>
        <draw:frame presentation:style-name="pr4" draw:text-style-name="P6" draw:layer="layout" svg:width="22.86cm" svg:height="14.605cm" svg:x="2.54cm" svg:y="4.245cm" presentation:class="outline" presentation:user-transformed="true">
          <draw:text-box>
            <text:list text:style-name="L2">
              <text:list-item>
                <text:p><text:span text:style-name="T14">For calculations that make heavy use of methods or modules lookups create a local variable.</text:span></text:p>
                <text:p><text:span text:style-name="T12">optimal/dot_operator.py</text:span></text:p>
                <text:p><text:span text:style-name="T12"/></text:p>
              </text:list-item>
              <text:list-item>
                <text:p><text:span text:style-name="T14">Module lookup: 21.4790320396</text:span></text:p>
              </text:list-item>
              <text:list-item>
                <text:p><text:span text:style-name="T14">As var: <text:s text:c="13"/>19.025177002</text:span></text:p>
              </text:list-item>
              <text:list-item>
                <text:p><text:span text:style-name="T14">12% faster</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30" presentation:class="page"/>
          <draw:frame presentation:style-name="pr2" draw:text-style-name="P4" draw:layer="layout" svg:width="17.271cm" svg:height="12.572cm" svg:x="2.159cm" svg:y="13.271cm" presentation:class="notes" presentation:placeholder="true">
            <draw:text-box/>
          </draw:frame>
        </presentation:notes>
      </draw:page>
      <draw:page draw:name="page31"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list comprehensions</text:span></text:p>
          </draw:text-box>
        </draw:frame>
        <draw:frame presentation:style-name="pr4" draw:text-style-name="P6" draw:layer="layout" svg:width="22.86cm" svg:height="14.605cm" svg:x="2.54cm" svg:y="4.445cm" presentation:class="outline" presentation:user-transformed="true">
          <draw:text-box>
            <text:list text:style-name="L2">
              <text:list-item>
                <text:p><text:span text:style-name="T14">list comprehensions are, on average, 10% - 15% faster than loops with append.</text:span></text:p>
                <text:p><text:span text:style-name="T12"/></text:p>
                <text:p><text:span text:style-name="T12">optimal/list_comprehensions.py</text:span></text:p>
                <text:p><text:span text:style-name="T14"/></text:p>
                <text:p><text:span text:style-name="T14"/></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31" presentation:class="page"/>
          <draw:frame presentation:style-name="pr2" draw:text-style-name="P4" draw:layer="layout" svg:width="17.271cm" svg:height="12.572cm" svg:x="2.159cm" svg:y="13.271cm" presentation:class="notes" presentation:placeholder="true">
            <draw:text-box/>
          </draw:frame>
        </presentation:notes>
      </draw:page>
      <draw:page draw:name="page32"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concat versus join</text:span></text:p>
          </draw:text-box>
        </draw:frame>
        <draw:frame presentation:style-name="pr4" draw:text-style-name="P6" draw:layer="layout" svg:width="22.86cm" svg:height="14.605cm" svg:x="2.54cm" svg:y="4.445cm" presentation:class="outline" presentation:user-transformed="true">
          <draw:text-box>
            <text:list text:style-name="L2">
              <text:list-item>
                <text:p><text:span text:style-name="T14">For strings of a significant size join is faster.</text:span></text:p>
              </text:list-item>
              <text:list-item>
                <text:p><text:span text:style-name="T14">Uniform versus non-uniform data.</text:span></text:p>
                <text:p><text:span text:style-name="T14"/></text:p>
                <text:p><text:span text:style-name="T12">optimal/concat_join_test.py</text:span></text:p>
                <text:p><text:span text:style-name="T14"/></text:p>
                <text:p><text:span text:style-name="T14"/></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32" presentation:class="page"/>
          <draw:frame presentation:style-name="pr2" draw:text-style-name="P4" draw:layer="layout" svg:width="17.271cm" svg:height="12.572cm" svg:x="2.159cm" svg:y="13.271cm" presentation:class="notes" presentation:placeholder="true">
            <draw:text-box/>
          </draw:frame>
        </presentation:notes>
      </draw:page>
      <draw:page draw:name="page33"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set operations</text:span></text:p>
          </draw:text-box>
        </draw:frame>
        <draw:frame presentation:style-name="pr4" draw:text-style-name="P6" draw:layer="layout" svg:width="22.86cm" svg:height="14.605cm" svg:x="2.54cm" svg:y="4.445cm" presentation:class="outline" presentation:user-transformed="true">
          <draw:text-box>
            <text:list text:style-name="L2">
              <text:list-item>
                <text:p><text:span text:style-name="T14">frozensets are immutable and a little bit faster.</text:span></text:p>
              </text:list-item>
              <text:list-item>
                <text:p><text:span text:style-name="T14">All the arithmetic set operations are supported.</text:span></text:p>
              </text:list-item>
              <text:list-item>
                <text:p><text:span text:style-name="T14">Where would you use a set?</text:span></text:p>
              </text:list-item>
              <text:list-item>
                <text:p><text:span text:style-name="T14">Code it.</text:span></text:p>
                <text:p><text:span text:style-name="T14"/></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33" presentation:class="page"/>
          <draw:frame presentation:style-name="pr2" draw:text-style-name="P4" draw:layer="layout" svg:width="17.271cm" svg:height="12.572cm" svg:x="2.159cm" svg:y="13.271cm" presentation:class="notes" presentation:placeholder="true">
            <draw:text-box/>
          </draw:frame>
        </presentation:notes>
      </draw:page>
      <draw:page draw:name="page34"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procedure versus class</text:span></text:p>
          </draw:text-box>
        </draw:frame>
        <draw:frame presentation:style-name="pr4" draw:text-style-name="P6" draw:layer="layout" svg:width="22.86cm" svg:height="14.605cm" svg:x="2.54cm" svg:y="4.445cm" presentation:class="outline" presentation:user-transformed="true">
          <draw:text-box>
            <text:list text:style-name="L2">
              <text:list-item>
                <text:p><text:span text:style-name="T14">Classes are for re-use.</text:span></text:p>
              </text:list-item>
              <text:list-item>
                <text:p><text:span text:style-name="T14">class = noun</text:span></text:p>
              </text:list-item>
              <text:list-item>
                <text:p><text:span text:style-name="T14">method = verb</text:span></text:p>
              </text:list-item>
              <text:list-item>
                <text:p><text:span text:style-name="T14">What <text:s/>is the difference between a procedure/function and a method?</text:span></text:p>
              </text:list-item>
              <text:list-item>
                <text:p><text:span text:style-name="T14">Do not overuse classes.</text:span></text:p>
                <text:p><text:span text:style-name="T14"/></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34" presentation:class="page"/>
          <draw:frame presentation:style-name="pr2" draw:text-style-name="P4" draw:layer="layout" svg:width="17.271cm" svg:height="12.572cm" svg:x="2.159cm" svg:y="13.271cm" presentation:class="notes" presentation:placeholder="true">
            <draw:text-box/>
          </draw:frame>
        </presentation:notes>
      </draw:page>
      <draw:page draw:name="page35"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slots</text:span></text:p>
          </draw:text-box>
        </draw:frame>
        <draw:frame presentation:style-name="pr4" draw:text-style-name="P6" draw:layer="layout" svg:width="22.86cm" svg:height="14.605cm" svg:x="2.54cm" svg:y="4.445cm" presentation:class="outline" presentation:user-transformed="true">
          <draw:text-box>
            <text:list text:style-name="L2">
              <text:list-item>
                <text:p><text:span text:style-name="T14">An advanced operation! <text:s/>Be careful.</text:span></text:p>
              </text:list-item>
              <text:list-item>
                <text:p><text:span text:style-name="T14">It can save memory and speed up access to class variables.</text:span></text:p>
              </text:list-item>
              <text:list-item>
                <text:p><text:span text:style-name="T14">Instead of a dynamic library there is a static structure that is immutable.</text:span></text:p>
              </text:list-item>
              <text:list-item>
                <text:p><text:span text:style-name="T14">Can have side effects when interacting with third party libraries.</text:span></text:p>
              </text:list-item>
              <text:list-item>
                <text:p><text:span text:style-name="T14">Use when you have lots of instances of a class.</text:span></text:p>
                <text:p><text:span text:style-name="T14"/></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35" presentation:class="page"/>
          <draw:frame presentation:style-name="pr2" draw:text-style-name="P4" draw:layer="layout" svg:width="17.271cm" svg:height="12.572cm" svg:x="2.159cm" svg:y="13.271cm" presentation:class="notes" presentation:placeholder="true">
            <draw:text-box/>
          </draw:frame>
        </presentation:notes>
      </draw:page>
      <draw:page draw:name="page36" draw:style-name="dp1" draw:master-page-name="BezealyBox" presentation:presentation-page-layout-name="AL1T32">
        <draw:custom-shape draw:style-name="gr1" draw:text-style-name="P1" draw:layer="layout" svg:width="24.13cm" svg:height="18.415cm" svg:x="1.905cm" svg:y="1.27cm">
          <text:p/>
          <draw:enhanced-geometry svg:viewBox="0 0 21600 21600" draw:mirror-horizontal="false" draw:mirror-vertical="false" draw:type="rectangle" draw:enhanced-path="M 0 0 L 21600 0 21600 21600 0 21600 0 0 Z N"/>
        </draw:custom-shape>
        <draw:frame draw:style-name="gr2" draw:text-style-name="P2" draw:layer="layout" svg:width="4.477cm" svg:height="0.573cm" svg:x="1.905cm" svg:y="19.05cm">
          <draw:text-box>
            <text:p><text:span text:style-name="T1">Copyright ©2014 <text:s/>Bob Hancock</text:span></text:p>
          </draw:text-box>
        </draw:frame>
        <draw:frame presentation:style-name="pr1" draw:text-style-name="P3" draw:layer="layout" svg:width="19.561cm" svg:height="15.824cm" svg:x="4.252cm" svg:y="2.783cm" presentation:class="subtitle" presentation:user-transformed="true">
          <draw:text-box>
            <text:p><text:span text:style-name="T5"/></text:p>
            <text:p><text:span text:style-name="T6">Section 9</text:span><text:span text:style-name="T6"><text:line-break/></text:span><text:span text:style-name="T6"><text:line-break/></text:span><text:span text:style-name="T6">What Not to Do</text:span></text:p>
            <text:p><text:span text:style-name="T4"/></text:p>
            <text:p><text:span text:style-name="T4"/></text:p>
            <text:p><text:span text:style-name="T7"/></text:p>
          </draw:text-box>
        </draw:frame>
        <presentation:notes draw:style-name="dp2">
          <draw:page-thumbnail draw:style-name="gr3" draw:layer="layout" svg:width="13.968cm" svg:height="10.476cm" svg:x="3.81cm" svg:y="2.123cm" draw:page-number="36" presentation:class="page"/>
          <draw:frame presentation:style-name="pr2" draw:text-style-name="P4" draw:layer="layout" svg:width="17.271cm" svg:height="12.572cm" svg:x="2.159cm" svg:y="13.271cm" presentation:class="notes" presentation:placeholder="true">
            <draw:text-box/>
          </draw:frame>
        </presentation:notes>
      </draw:page>
      <draw:page draw:name="page37"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Expressions as Default Arguments</text:span></text:p>
          </draw:text-box>
        </draw:frame>
        <draw:frame presentation:style-name="pr4" draw:text-style-name="P6" draw:layer="layout" svg:width="22.86cm" svg:height="14.605cm" svg:x="2.54cm" svg:y="4.445cm" presentation:class="outline" presentation:user-transformed="true">
          <draw:text-box>
            <text:list text:style-name="L2">
              <text:list-item>
                <text:p><text:span text:style-name="T14">What happens each time your run this?</text:span></text:p>
                <text:p><text:span text:style-name="T14"/></text:p>
                <text:p><text:span text:style-name="T14">def foo(bar=[]):</text:span></text:p>
                <text:list>
                  <text:list-header>
                    <text:p><text:span text:style-name="T14">bar.append(“one”)</text:span></text:p>
                    <text:p><text:span text:style-name="T14">return bar</text:span></text:p>
                  </text:list-header>
                </text:list>
                <text:p><text:span text:style-name="T14"/></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37" presentation:class="page"/>
          <draw:frame presentation:style-name="pr2" draw:text-style-name="P4" draw:layer="layout" svg:width="17.271cm" svg:height="12.572cm" svg:x="2.159cm" svg:y="13.271cm" presentation:class="notes" presentation:placeholder="true">
            <draw:text-box/>
          </draw:frame>
        </presentation:notes>
      </draw:page>
      <draw:page draw:name="page38"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Using Class Variables Incorrectly</text:span></text:p>
          </draw:text-box>
        </draw:frame>
        <draw:frame presentation:style-name="pr4" draw:text-style-name="P6" draw:layer="layout" svg:width="22.86cm" svg:height="14.605cm" svg:x="2.54cm" svg:y="4.445cm" presentation:class="outline" presentation:user-transformed="true">
          <draw:text-box>
            <text:list text:style-name="L2">
              <text:list-header>
                <text:p><text:span text:style-name="T14">class A(object):</text:span></text:p>
                <text:p><text:span text:style-name="T14"><text:s text:c="5"/></text:span><text:span text:style-name="T14">x = 1</text:span></text:p>
                <text:p><text:span text:style-name="T14">class B(A):</text:span></text:p>
                <text:p><text:span text:style-name="T14"><text:s text:c="5"/></text:span><text:span text:style-name="T14">pass</text:span></text:p>
                <text:p><text:span text:style-name="T14">class C(A):</text:span></text:p>
                <text:p><text:span text:style-name="T14"><text:s text:c="5"/></text:span><text:span text:style-name="T14">pass</text:span></text:p>
                <text:p><text:span text:style-name="T14">&gt;&gt;&gt; print A.x, B.x, C.x</text:span></text:p>
                <text:list>
                  <text:list-header>
                    <text:p><text:span text:style-name="T14">1 1 1 <text:s text:c="2"/></text:span><text:span text:style-name="T13">&lt;=== makes sense</text:span></text:p>
                  </text:list-header>
                </text:list>
              </text:list-header>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38" presentation:class="page"/>
          <draw:frame presentation:style-name="pr2" draw:text-style-name="P4" draw:layer="layout" svg:width="17.271cm" svg:height="12.572cm" svg:x="2.159cm" svg:y="13.271cm" presentation:class="notes" presentation:placeholder="true">
            <draw:text-box/>
          </draw:frame>
        </presentation:notes>
      </draw:page>
      <draw:page draw:name="page39"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Using Class Variables </text:span></text:p>
          </draw:text-box>
        </draw:frame>
        <draw:frame presentation:style-name="pr4" draw:text-style-name="P6" draw:layer="layout" svg:width="22.86cm" svg:height="14.605cm" svg:x="2.54cm" svg:y="4.445cm" presentation:class="outline" presentation:user-transformed="true">
          <draw:text-box>
            <text:list text:style-name="L2">
              <text:list-header>
                <text:p><text:span text:style-name="T14">&gt;&gt;&gt; B.x = 2</text:span></text:p>
                <text:p><text:span text:style-name="T14">&gt;&gt;&gt; print A.x, B.x, C.x</text:span></text:p>
                <text:p><text:span text:style-name="T14">1 2 1 <text:s/></text:span><text:span text:style-name="T13">&lt;=== This makes sense</text:span></text:p>
                <text:p><text:span text:style-name="T14"/></text:p>
                <text:p><text:span text:style-name="T14">&gt;&gt;&gt; A.x = 3</text:span></text:p>
                <text:p><text:span text:style-name="T14">&gt;&gt;&gt; print A.x, B.x, C.x</text:span></text:p>
                <text:p><text:span text:style-name="T14">3 2 3 <text:s/></text:span><text:span text:style-name="T13">&lt;=== What is going on?</text:span></text:p>
              </text:list-header>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39" presentation:class="page"/>
          <draw:frame presentation:style-name="pr2" draw:text-style-name="P4" draw:layer="layout" svg:width="17.271cm" svg:height="12.572cm" svg:x="2.159cm" svg:y="13.271cm" presentation:class="notes" presentation:placeholder="true">
            <draw:text-box/>
          </draw:frame>
        </presentation:notes>
      </draw:page>
      <draw:page draw:name="page40"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MRO</text:span></text:p>
          </draw:text-box>
        </draw:frame>
        <draw:frame presentation:style-name="pr4" draw:text-style-name="P7" draw:layer="layout" svg:width="22.86cm" svg:height="14.605cm" svg:x="2.54cm" svg:y="4.445cm" presentation:class="outline" presentation:user-transformed="true">
          <draw:text-box>
            <text:list text:style-name="L2">
              <text:list-item>
                <text:p><text:span text:style-name="T14">Class variables are handled as dictionaries.</text:span></text:p>
              </text:list-item>
              <text:list-item>
                <text:p><text:span text:style-name="T14">Since variable x is not found in C, it is looked up in the base class.</text:span></text:p>
              </text:list-item>
              <text:list-item>
                <text:p><text:span text:style-name="T14">C does not have its own variable x independent of A.</text:span></text:p>
              </text:list-item>
              <text:list-item>
                <text:p><text:span text:style-name="T14">C.x actually refernces A.x.</text:span></text:p>
              </text:list-item>
              <text:list-item>
                <text:p><text:span text:style-name="T14">MRO – Method Resolution Order</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40" presentation:class="page"/>
          <draw:frame presentation:style-name="pr2" draw:text-style-name="P4" draw:layer="layout" svg:width="17.271cm" svg:height="12.572cm" svg:x="2.159cm" svg:y="13.271cm" presentation:class="notes" presentation:placeholder="true">
            <draw:text-box/>
          </draw:frame>
        </presentation:notes>
      </draw:page>
      <draw:page draw:name="page41"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Catch both Exceptions</text:span></text:p>
          </draw:text-box>
        </draw:frame>
        <draw:frame presentation:style-name="pr4" draw:text-style-name="P7" draw:layer="layout" svg:width="22.86cm" svg:height="14.605cm" svg:x="2.54cm" svg:y="4.445cm" presentation:class="outline" presentation:user-transformed="true">
          <draw:text-box>
            <text:list text:style-name="L2">
              <text:list-header>
                <text:p><text:span text:style-name="T14">try:</text:span></text:p>
                <text:p><text:span text:style-name="T14">... <text:s text:c="4"/>l = ["a", "b"]</text:span></text:p>
                <text:p><text:span text:style-name="T14">... <text:s text:c="4"/>int(l[2])</text:span></text:p>
                <text:p><text:span text:style-name="T14">... except ValueError, IndexError: <text:s/></text:span></text:p>
                <text:p><text:span text:style-name="T14">... <text:s text:c="4"/>pass</text:span></text:p>
                <text:p><text:span text:style-name="T14">...</text:span></text:p>
                <text:p><text:span text:style-name="T14">Traceback (most recent call last):</text:span></text:p>
                <text:p><text:span text:style-name="T14"><text:s text:c="2"/></text:span><text:span text:style-name="T14">File "&lt;stdin&gt;", line 3, in &lt;module&gt;</text:span></text:p>
                <text:p><text:span text:style-name="T14">IndexError: list index out of range</text:span></text:p>
              </text:list-header>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41" presentation:class="page"/>
          <draw:frame presentation:style-name="pr2" draw:text-style-name="P4" draw:layer="layout" svg:width="17.271cm" svg:height="12.572cm" svg:x="2.159cm" svg:y="13.271cm" presentation:class="notes" presentation:placeholder="true">
            <draw:text-box/>
          </draw:frame>
        </presentation:notes>
      </draw:page>
      <draw:page draw:name="page42"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Multiple Exceptions – Use a tuple</text:span></text:p>
          </draw:text-box>
        </draw:frame>
        <draw:frame presentation:style-name="pr4" draw:text-style-name="P7" draw:layer="layout" svg:width="22.86cm" svg:height="14.605cm" svg:x="2.54cm" svg:y="4.445cm" presentation:class="outline" presentation:user-transformed="true">
          <draw:text-box>
            <text:list text:style-name="L2">
              <text:list-item>
                <text:p><text:span text:style-name="T14">Exception ValueError, IndexError specifies IndexError as a parameter.</text:span></text:p>
              </text:list-item>
              <text:list-item>
                <text:p><text:span text:style-name="T14">Exception, e – binds the exception to the </text:span><text:span text:style-name="T15">optional</text:span><text:span text:style-name="T14"> second parameter.</text:span></text:p>
              </text:list-item>
              <text:list-item>
                <text:p><text:span text:style-name="T14">e is now a variable pointing to the raised exception.</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42" presentation:class="page"/>
          <draw:frame presentation:style-name="pr2" draw:text-style-name="P4" draw:layer="layout" svg:width="17.271cm" svg:height="12.572cm" svg:x="2.159cm" svg:y="13.271cm" presentation:class="notes" presentation:placeholder="true">
            <draw:text-box/>
          </draw:frame>
        </presentation:notes>
      </draw:page>
      <draw:page draw:name="page43"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Exceptions – The Right Way</text:span></text:p>
          </draw:text-box>
        </draw:frame>
        <draw:frame presentation:style-name="pr4" draw:text-style-name="P7" draw:layer="layout" svg:width="22.86cm" svg:height="14.605cm" svg:x="2.54cm" svg:y="4.445cm" presentation:class="outline" presentation:user-transformed="true">
          <draw:text-box>
            <text:list text:style-name="L2">
              <text:list-header>
                <text:p><text:span text:style-name="T14">try:</text:span></text:p>
                <text:p><text:span text:style-name="T14"><text:s text:c="5"/></text:span><text:span text:style-name="T14">l = ["a", "b"]</text:span></text:p>
                <text:p><text:span text:style-name="T14"><text:s text:c="5"/></text:span><text:span text:style-name="T14">int(l[2])</text:span></text:p>
                <text:p><text:span text:style-name="T14"><text:s/></text:span><text:span text:style-name="T14">except (ValueError, IndexError) as e: <text:s/></text:span></text:p>
                <text:p><text:span text:style-name="T14"><text:s text:c="5"/></text:span><text:span text:style-name="T14">pass</text:span></text:p>
              </text:list-header>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43" presentation:class="page"/>
          <draw:frame presentation:style-name="pr2" draw:text-style-name="P4" draw:layer="layout" svg:width="17.271cm" svg:height="12.572cm" svg:x="2.159cm" svg:y="13.271cm" presentation:class="notes" presentation:placeholder="true">
            <draw:text-box/>
          </draw:frame>
        </presentation:notes>
      </draw:page>
      <draw:page draw:name="page44"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Local Enclosing Global Module</text:span></text:p>
          </draw:text-box>
        </draw:frame>
        <draw:frame presentation:style-name="pr4" draw:text-style-name="P7" draw:layer="layout" svg:width="22.86cm" svg:height="14.605cm" svg:x="2.54cm" svg:y="4.445cm" presentation:class="outline" presentation:user-transformed="true">
          <draw:text-box>
            <text:list text:style-name="L2">
              <text:list-header>
                <text:p><text:span text:style-name="T14"><text:s/></text:span><text:span text:style-name="T14">x = 10</text:span></text:p>
                <text:p><text:span text:style-name="T14">def foo():</text:span></text:p>
                <text:p><text:span text:style-name="T14"><text:s text:c="5"/></text:span><text:span text:style-name="T14">x += 1</text:span></text:p>
                <text:p><text:span text:style-name="T14"><text:s text:c="5"/></text:span><text:span text:style-name="T14">print x</text:span></text:p>
                <text:p><text:span text:style-name="T14"/></text:p>
                <text:p><text:span text:style-name="T14">&gt;&gt;&gt; foo()</text:span></text:p>
                <text:p><text:span text:style-name="T14">Traceback (most recent call last):</text:span></text:p>
                <text:p><text:span text:style-name="T14"><text:s text:c="2"/></text:span><text:span text:style-name="T14">File "&lt;stdin&gt;", line 1, in &lt;module&gt;</text:span></text:p>
                <text:p><text:span text:style-name="T14"><text:s text:c="2"/></text:span><text:span text:style-name="T14">File "&lt;stdin&gt;", line 2, in foo</text:span></text:p>
                <text:p><text:span text:style-name="T14">UnboundLocalError: local variable 'x' referenced before assignment</text:span></text:p>
              </text:list-header>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44" presentation:class="page"/>
          <draw:frame presentation:style-name="pr2" draw:text-style-name="P4" draw:layer="layout" svg:width="17.271cm" svg:height="12.572cm" svg:x="2.159cm" svg:y="13.271cm" presentation:class="notes" presentation:placeholder="true">
            <draw:text-box/>
          </draw:frame>
        </presentation:notes>
      </draw:page>
      <draw:page draw:name="page45"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Don't Delete while Iterating</text:span></text:p>
          </draw:text-box>
        </draw:frame>
        <draw:frame presentation:style-name="pr4" draw:text-style-name="P7" draw:layer="layout" svg:width="22.86cm" svg:height="14.605cm" svg:x="2.54cm" svg:y="4.445cm" presentation:class="outline" presentation:user-transformed="true">
          <draw:text-box>
            <text:list text:style-name="L2">
              <text:list-header>
                <text:p><text:span text:style-name="T14"><text:s/></text:span><text:span text:style-name="T14">odd = lambda x : bool(x % 2)</text:span></text:p>
                <text:p><text:span text:style-name="T14"><text:s/></text:span><text:span text:style-name="T14">numbers = [n for n in range(10)]</text:span></text:p>
                <text:p><text:span text:style-name="T14"><text:s/></text:span><text:span text:style-name="T14">for i in range(len(numbers)):</text:span></text:p>
                <text:p><text:span text:style-name="T14"><text:s text:c="5"/></text:span><text:span text:style-name="T14">if odd(numbers[i]):</text:span></text:p>
                <text:p><text:span text:style-name="T14"><text:s text:c="9"/></text:span><text:span text:style-name="T14">del numbers[i] </text:span></text:p>
                <text:p><text:span text:style-name="T14"/></text:p>
                <text:p><text:span text:style-name="T14">Traceback (most recent call last):</text:span></text:p>
                <text:p><text:span text:style-name="T14"><text:s text:c="2"/></text:span><text:span text:style-name="T14"><text:tab/></text:span><text:span text:style-name="T14"> <text:s/></text:span><text:span text:style-name="T14">File "&lt;stdin&gt;", line 2, in &lt;module&gt;</text:span></text:p>
                <text:p><text:span text:style-name="T14">IndexError: list index out of range</text:span></text:p>
              </text:list-header>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45" presentation:class="page"/>
          <draw:frame presentation:style-name="pr2" draw:text-style-name="P4" draw:layer="layout" svg:width="17.271cm" svg:height="12.572cm" svg:x="2.159cm" svg:y="13.271cm" presentation:class="notes" presentation:placeholder="true">
            <draw:text-box/>
          </draw:frame>
        </presentation:notes>
      </draw:page>
      <draw:page draw:name="page46"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5" draw:layer="layout" svg:width="24.13cm" svg:height="1.905cm" svg:x="1.905cm" svg:y="1.27cm" presentation:class="title" presentation:user-transformed="true">
          <draw:text-box>
            <text:p><text:span text:style-name="T8">Solve and Profile</text:span></text:p>
          </draw:text-box>
        </draw:frame>
        <draw:frame presentation:style-name="pr4" draw:text-style-name="P7" draw:layer="layout" svg:width="22.86cm" svg:height="14.605cm" svg:x="2.54cm" svg:y="4.445cm" presentation:class="outline" presentation:user-transformed="true">
          <draw:text-box>
            <text:list text:style-name="L2">
              <text:list-item>
                <text:p>You have two very large files that are similar and, in fact, may be exactly the same.</text:p>
              </text:list-item>
              <text:list-item>
                <text:p>Write a program to determine if the two files are the same.</text:p>
              </text:list-item>
              <text:list-item>
                <text:p>Profile and give reasons for your approach.</text:p>
              </text:list-item>
              <text:list-item>
                <text:p>Work in groups of 3 or 4.</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46"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ezealyBox-background" style:family="presentation">
      <style:graphic-properties draw:stroke="none" draw:fill="none"/>
      <style:text-properties style:letter-kerning="true"/>
    </style:style>
    <style:style style:name="BezealyBox-backgroundobjects" style:family="presentation">
      <style:graphic-properties draw:shadow="hidden" draw:shadow-offset-x="0.3cm" draw:shadow-offset-y="0.3cm" draw:shadow-color="#808080"/>
      <style:text-properties style:letter-kerning="true"/>
    </style:style>
    <style:style style:name="BezealyBox-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ezealyBox-outline1" style:family="presentation">
      <style:graphic-properties draw:stroke="none" draw:fill="none" draw:auto-grow-height="false" draw:fit-to-size="shrink-to-fit">
        <text:list-style style:name="BezealyBox-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ezealyBox-outline2" style:family="presentation" style:parent-style-name="BezealyBox-outline1">
      <style:paragraph-properties fo:margin-top="0cm" fo:margin-bottom="0.4cm"/>
      <style:text-properties fo:font-size="28pt" style:font-size-asian="28pt" style:font-size-complex="28pt"/>
    </style:style>
    <style:style style:name="BezealyBox-outline3" style:family="presentation" style:parent-style-name="BezealyBox-outline2">
      <style:paragraph-properties fo:margin-top="0cm" fo:margin-bottom="0.3cm"/>
      <style:text-properties fo:font-size="24pt" style:font-size-asian="24pt" style:font-size-complex="24pt"/>
    </style:style>
    <style:style style:name="BezealyBox-outline4" style:family="presentation" style:parent-style-name="BezealyBox-outline3">
      <style:paragraph-properties fo:margin-top="0cm" fo:margin-bottom="0.2cm"/>
      <style:text-properties fo:font-size="20pt" style:font-size-asian="20pt" style:font-size-complex="20pt"/>
    </style:style>
    <style:style style:name="BezealyBox-outline5" style:family="presentation" style:parent-style-name="BezealyBox-outline4">
      <style:paragraph-properties fo:margin-top="0cm" fo:margin-bottom="0.1cm"/>
      <style:text-properties fo:font-size="20pt" style:font-size-asian="20pt" style:font-size-complex="20pt"/>
    </style:style>
    <style:style style:name="BezealyBox-outline6" style:family="presentation" style:parent-style-name="BezealyBox-outline5">
      <style:paragraph-properties fo:margin-top="0cm" fo:margin-bottom="0.1cm"/>
      <style:text-properties fo:font-size="20pt" style:font-size-asian="20pt" style:font-size-complex="20pt"/>
    </style:style>
    <style:style style:name="BezealyBox-outline7" style:family="presentation" style:parent-style-name="BezealyBox-outline6">
      <style:paragraph-properties fo:margin-top="0cm" fo:margin-bottom="0.1cm"/>
      <style:text-properties fo:font-size="20pt" style:font-size-asian="20pt" style:font-size-complex="20pt"/>
    </style:style>
    <style:style style:name="BezealyBox-outline8" style:family="presentation" style:parent-style-name="BezealyBox-outline7">
      <style:paragraph-properties fo:margin-top="0cm" fo:margin-bottom="0.1cm"/>
      <style:text-properties fo:font-size="20pt" style:font-size-asian="20pt" style:font-size-complex="20pt"/>
    </style:style>
    <style:style style:name="BezealyBox-outline9" style:family="presentation" style:parent-style-name="BezealyBox-outline8">
      <style:paragraph-properties fo:margin-top="0cm" fo:margin-bottom="0.1cm"/>
      <style:text-properties fo:font-size="20pt" style:font-size-asian="20pt" style:font-size-complex="20pt"/>
    </style:style>
    <style:style style:name="BezealyBox-subtitle" style:family="presentation">
      <style:graphic-properties draw:stroke="none" draw:fill="none" draw:textarea-vertical-align="middle">
        <text:list-style style:name="BezealyBox-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ezealyBox-title" style:family="presentation">
      <style:graphic-properties draw:stroke="none" draw:fill="none" draw:textarea-vertical-align="middle">
        <text:list-style style:name="BezealyBox-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Zen Hei" style:font-family-asian="'WenQuanYi Zen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ezealyBox-backgroundobjects">
      <style:graphic-properties draw:stroke="none" draw:fill="none" draw:fill-color="#ffffff" draw:auto-grow-height="false" fo:min-height="1.449cm"/>
    </style:style>
    <style:style style:name="Mpr2" style:family="presentation" style:parent-style-name="BezealyBox-backgroundobjects">
      <style:graphic-properties draw:stroke="none" draw:fill="none" draw:fill-color="#ffffff" draw:auto-grow-height="false" fo:min-height="1.397cm"/>
    </style:style>
    <style:style style:name="Mpr3" style:family="presentation" style:parent-style-name="BezealyBox-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BezealyBox" style:page-layout-name="PM1" draw:style-name="Mdp1">
      <draw:frame presentation:style-name="BezealyBox-title" draw:layer="backgroundobjects" svg:width="25.199cm" svg:height="3.506cm" svg:x="1.4cm" svg:y="0.837cm" presentation:class="title" presentation:placeholder="true">
        <draw:text-box/>
      </draw:frame>
      <draw:frame presentation:style-name="BezealyBox-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BezealyBox-title" draw:layer="backgroundobjects" svg:width="13.968cm" svg:height="10.476cm" svg:x="3.81cm" svg:y="2.123cm" presentation:class="page"/>
        <draw:frame presentation:style-name="BezealyBox-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6-15T11:05:43</meta:creation-date>
    <meta:editing-duration>P4DT12H24M19S</meta:editing-duration>
    <meta:editing-cycles>737</meta:editing-cycles>
    <dc:title>BezealyBox</dc:title>
    <meta:generator>LibreOffice/4.2.3.3$Linux_X86_64 LibreOffice_project/420m0$Build-3</meta:generator>
    <meta:initial-creator>robert </meta:initial-creator>
    <dc:date>2014-05-12T19:56:20.369002272</dc:date>
    <dc:creator>Robert </dc:creator>
    <meta:document-statistic meta:object-count="287"/>
    <meta:template xlink:type="simple" xlink:actuate="onRequest" xlink:title="BezealyBox" xlink:href="../../../../home/rhancock/.libreoffice/3/user/template/BezealyBox.otp" meta:date="2011-06-14T18:01:29"/>
  </office:meta>
</office:document-meta>
</file>